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50e4" officeooo:paragraph-rsid="001c50e4"/>
    </style:style>
    <style:style style:name="P2" style:family="paragraph" style:parent-style-name="Standard">
      <style:text-properties fo:font-weight="bold" officeooo:rsid="001c50e4" officeooo:paragraph-rsid="001c50e4" style:font-weight-asian="bold" style:font-weight-complex="bold"/>
    </style:style>
    <style:style style:name="P3" style:family="paragraph" style:parent-style-name="Standard">
      <style:text-properties officeooo:paragraph-rsid="001c50e4"/>
    </style:style>
    <style:style style:name="P4" style:family="paragraph" style:parent-style-name="Standard">
      <style:text-properties officeooo:rsid="000e20da" officeooo:paragraph-rsid="001c50e4"/>
    </style:style>
    <style:style style:name="T1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/*</text:p>
      <text:p text:style-name="P4">=======================================================================</text:p>
      <text:p text:style-name="P4">Assignment : EXCEPTION HANDLING</text:p>
      <text:p text:style-name="P4">Name : Gaurav Ghati</text:p>
      <text:p text:style-name="P4">class : SE 10</text:p>
      <text:p text:style-name="P4">Batch : F 10</text:p>
      <text:p text:style-name="P4"/>
      <text:p text:style-name="P4">Problem Statement :</text:p>
      <text:p text:style-name="P4">Write a program in C++ which includes the code for following operations :</text:p>
      <text:p text:style-name="P4">i. A function to read two double type numbers from keyboard</text:p>
      <text:p text:style-name="P4">ii. A function to calculate the division of these two numbers</text:p>
      <text:p text:style-name="P4">iii. A try block to detect and throw an exception if the condition</text:p>
      <text:p text:style-name="P4">“divide-by-zero”occurs</text:p>
      <text:p text:style-name="P4">iv. Appropriate catch block to handle the exceptions thrown</text:p>
      <text:p text:style-name="P4">=======================================================================</text:p>
      <text:p text:style-name="P4">*/</text:p>
      <text:p text:style-name="P3"/>
      <text:p text:style-name="Standard">#include&lt;iostream&gt;</text:p>
      <text:p text:style-name="Standard">using namespace std;</text:p>
      <text:p text:style-name="Standard"/>
      <text:p text:style-name="Standard">class Div</text:p>
      <text:p text:style-name="Standard">{</text:p>
      <text:p text:style-name="Standard"><text:tab/>private :<text:tab/>double dividend,divisor;</text:p>
      <text:p text:style-name="Standard"><text:tab/></text:p>
      <text:p text:style-name="Standard"><text:tab/>public <text:s/>:<text:tab/>void getData()</text:p>
      <text:p text:style-name="Standard"><text:tab/><text:tab/><text:tab/>{</text:p>
      <text:p text:style-name="Standard"><text:tab/><text:tab/><text:tab/><text:tab/>cout&lt;&lt;"\nEnter Dividend : ";</text:p>
      <text:p text:style-name="Standard"><text:tab/><text:tab/><text:tab/><text:tab/>cin&gt;&gt;dividend;</text:p>
      <text:p text:style-name="Standard"><text:tab/><text:tab/><text:tab/><text:tab/>cout&lt;&lt;"Enter Divisor <text:s/>: ";</text:p>
      <text:p text:style-name="Standard"><text:tab/><text:tab/><text:tab/><text:tab/>cin&gt;&gt;divisor;</text:p>
      <text:p text:style-name="Standard"><text:tab/><text:tab/><text:tab/>}</text:p>
      <text:p text:style-name="Standard"><text:tab/><text:tab/><text:tab/></text:p>
      <text:p text:style-name="Standard"><text:tab/><text:tab/><text:tab/>void showData()</text:p>
      <text:p text:style-name="Standard"><text:tab/><text:tab/><text:tab/>{</text:p>
      <text:p text:style-name="Standard"><text:tab/><text:tab/><text:tab/><text:tab/>cout&lt;&lt;"\nDividend = "&lt;&lt;dividend;</text:p>
      <text:p text:style-name="Standard"><text:tab/><text:tab/><text:tab/><text:tab/>cout&lt;&lt;"\nDivisor <text:s/>= "&lt;&lt;divisor&lt;&lt;endl;</text:p>
      <text:p text:style-name="Standard"><text:tab/><text:tab/><text:tab/>}</text:p>
      <text:p text:style-name="Standard"><text:tab/></text:p>
      <text:p text:style-name="Standard"><text:tab/><text:tab/><text:tab/>double div()</text:p>
      <text:p text:style-name="Standard"><text:tab/><text:tab/><text:tab/>{</text:p>
      <text:p text:style-name="Standard"><text:tab/><text:tab/><text:tab/><text:tab/>if(divisor==0)</text:p>
      <text:p text:style-name="Standard"><text:tab/><text:tab/><text:tab/><text:tab/><text:tab/>throw(divisor);</text:p>
      <text:p text:style-name="Standard"><text:tab/><text:tab/><text:tab/><text:tab/>else</text:p>
      <text:p text:style-name="Standard"><text:tab/><text:tab/><text:tab/><text:tab/><text:tab/>return(dividend/divisor);</text:p>
      <text:p text:style-name="Standard"><text:tab/><text:tab/><text:tab/>}</text:p>
      <text:p text:style-name="Standard">};</text:p>
      <text:p text:style-name="Standard"/>
      <text:p text:style-name="Standard">int main()</text:p>
      <text:p text:style-name="Standard">{</text:p>
      <text:p text:style-name="Standard"><text:tab/>Div D;</text:p>
      <text:p text:style-name="Standard"><text:tab/>int ch;</text:p>
      <text:p text:style-name="Standard"><text:tab/>double d;</text:p>
      <text:p text:style-name="Standard"><text:soft-page-break/></text:p>
      <text:p text:style-name="Standard"><text:tab/>do</text:p>
      <text:p text:style-name="Standard"><text:tab/>{<text:tab/>cout&lt;&lt;"\nMenu :\n1. Enter Values.\n2. Show Values.\n3. Compute Division\n4. Exit\nEnter your choice : ";</text:p>
      <text:p text:style-name="Standard"><text:tab/><text:tab/>cin&gt;&gt;ch;</text:p>
      <text:p text:style-name="Standard"><text:tab/><text:tab/>switch(ch)</text:p>
      <text:p text:style-name="Standard"><text:tab/><text:tab/>{</text:p>
      <text:p text:style-name="Standard"><text:tab/><text:tab/><text:tab/>case 1:<text:tab/>cout&lt;&lt;"\nGET DATA :";</text:p>
      <text:p text:style-name="Standard"><text:tab/><text:tab/><text:tab/><text:tab/>D.getData();</text:p>
      <text:p text:style-name="Standard"><text:tab/><text:tab/><text:tab/><text:tab/>break;</text:p>
      <text:p text:style-name="Standard"/>
      <text:p text:style-name="Standard"><text:tab/><text:tab/><text:tab/>case 2: cout&lt;&lt;"\nSHOW DATA :";</text:p>
      <text:p text:style-name="Standard"><text:tab/><text:tab/><text:tab/><text:tab/>D.showData();</text:p>
      <text:p text:style-name="Standard"><text:tab/><text:tab/><text:tab/><text:tab/>break;</text:p>
      <text:p text:style-name="Standard"/>
      <text:p text:style-name="Standard"><text:tab/><text:tab/><text:tab/>case 3:<text:tab/>try</text:p>
      <text:p text:style-name="Standard"><text:tab/><text:tab/><text:tab/><text:tab/>{</text:p>
      <text:p text:style-name="Standard"><text:tab/><text:tab/><text:tab/><text:tab/><text:tab/>d = D.div();</text:p>
      <text:p text:style-name="Standard"><text:tab/><text:tab/><text:tab/><text:tab/><text:tab/>cout&lt;&lt;"\nDivision = "&lt;&lt;d&lt;&lt;endl;</text:p>
      <text:p text:style-name="Standard"><text:tab/><text:tab/><text:tab/><text:tab/>}</text:p>
      <text:p text:style-name="Standard"><text:tab/><text:tab/><text:tab/><text:tab/>catch(double e)</text:p>
      <text:p text:style-name="Standard"><text:tab/><text:tab/><text:tab/><text:tab/>{</text:p>
      <text:p text:style-name="Standard"><text:tab/><text:tab/><text:tab/><text:tab/><text:tab/>cout&lt;&lt;"\nCannot Divide Number by ZERO..!!\n";</text:p>
      <text:p text:style-name="Standard"><text:tab/><text:tab/><text:tab/><text:tab/>}</text:p>
      <text:p text:style-name="Standard"><text:tab/><text:tab/><text:tab/><text:tab/>break;</text:p>
      <text:p text:style-name="Standard"/>
      <text:p text:style-name="Standard"><text:tab/><text:tab/><text:tab/>case 4:<text:tab/>break;</text:p>
      <text:p text:style-name="Standard"/>
      <text:p text:style-name="Standard"><text:tab/><text:tab/><text:tab/>default:cout&lt;&lt;"\nEnter valid choice (1-4)...!!!\n";</text:p>
      <text:p text:style-name="Standard"><text:tab/><text:tab/>}</text:p>
      <text:p text:style-name="Standard"><text:tab/>}while(ch!=4);</text:p>
      <text:p text:style-name="Standard"><text:tab/>return 0;</text:p>
      <text:p text:style-name="Standard">}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OUTPUT</text:span>:</text:p>
      <text:p text:style-name="P1"/>
      <text:p text:style-name="P1">Menu :</text:p>
      <text:p text:style-name="P1">1. Enter Values.</text:p>
      <text:p text:style-name="P1">2. Show Values.</text:p>
      <text:p text:style-name="P1">3. Compute Division</text:p>
      <text:p text:style-name="P1">4. Exit</text:p>
      <text:p text:style-name="P1">Enter your choice : 1</text:p>
      <text:p text:style-name="P1"/>
      <text:p text:style-name="P1">GET DATA :</text:p>
      <text:p text:style-name="P1">Enter Dividend : 10</text:p>
      <text:p text:style-name="P1">Enter Divisor <text:s/>: 0</text:p>
      <text:p text:style-name="P1"/>
      <text:p text:style-name="P1">Menu :</text:p>
      <text:p text:style-name="P1">1. Enter Values.</text:p>
      <text:p text:style-name="P1">2. Show Values.</text:p>
      <text:p text:style-name="P1">3. Compute Division</text:p>
      <text:p text:style-name="P1">4. Exit</text:p>
      <text:p text:style-name="P1">Enter your choice : 2</text:p>
      <text:p text:style-name="P1"/>
      <text:p text:style-name="P1">SHOW DATA :</text:p>
      <text:p text:style-name="P1">Dividend = 10</text:p>
      <text:p text:style-name="P1">Divisor <text:s/>= 0</text:p>
      <text:p text:style-name="P1"/>
      <text:p text:style-name="P1">Menu :</text:p>
      <text:p text:style-name="P1">1. Enter Values.</text:p>
      <text:p text:style-name="P1">2. Show Values.</text:p>
      <text:p text:style-name="P1">3. Compute Division</text:p>
      <text:p text:style-name="P1">4. Exit</text:p>
      <text:p text:style-name="P1">Enter your choice : 3</text:p>
      <text:p text:style-name="P1"/>
      <text:p text:style-name="P1">Cannot Divide Number by ZERO..!!</text:p>
      <text:p text:style-name="P1"/>
      <text:p text:style-name="P1">Menu :</text:p>
      <text:p text:style-name="P1">1. Enter Values.</text:p>
      <text:p text:style-name="P1">2. Show Values.</text:p>
      <text:p text:style-name="P1">3. Compute Division</text:p>
      <text:p text:style-name="P1">4. Exit</text:p>
      <text:p text:style-name="P1">Enter your choice :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08:17:07.508359095</meta:creation-date>
    <dc:date>2019-09-18T08:21:41.621780482</dc:date>
    <meta:editing-duration>PT4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107" meta:word-count="299" meta:character-count="2015" meta:non-whitespace-character-count="1657"/>
  </office:meta>
</office:document-meta>
</file>